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3c51e" officeooo:paragraph-rsid="0013c51e"/>
    </style:style>
    <style:style style:name="P4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2">Gigabit-Switch</text:span></text:p>
      <text:p text:style-name="P1"><text:span text:style-name="T2">Teile</text:span>: <text:span text:style-name="T2">Switch, 2x Handbuch, schwarzes Kaltgerätekabel, Verpackung</text:span> </text:p>
      <text:p text:style-name="P4">ID : IFSR-02-001</text:p>
      <text:p text:style-name="P2"/>
      <text:p text:style-name="P2"><draw:frame draw:style-name="fr1" draw:name="Object1" text:anchor-type="paragraph" svg:x="-0.205cm" svg:y="0.106cm" svg:width="26.021cm" svg:height="14.54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47S</meta:editing-duration>
    <meta:editing-cycles>13</meta:editing-cycles>
    <meta:generator>LibreOffice/4.3.6.2$Windows_x86 LibreOffice_project/d50a87b2e514536ed401c18000dad4660b6a169e</meta:generator>
    <dc:date>2015-12-31T14:05:31.429000000</dc:date>
    <meta:document-statistic meta:table-count="0" meta:image-count="0" meta:object-count="1" meta:page-count="1" meta:paragraph-count="3" meta:word-count="12" meta:character-count="112" meta:non-whitespace-character-count="1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